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fo:color="#212121" style:font-name="Arial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rom zing charger</text:p>
          </table:table-cell>
          <table:table-cell table:number-columns-repeated="4"/>
          <table:table-cell table:style-name="ce2" office:value-type="string" calcext:value-type="string">
            <text:p>59.3-&gt;59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er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0+R3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V_tl431</text:p>
          </table:table-cell>
          <table:table-cell office:value-type="string" calcext:value-type="string">
            <text:p>Vout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10+0.5" office:value-type="float" office:value="10.5" calcext:value-type="float">
            <text:p>10.5</text:p>
          </table:table-cell>
          <table:table-cell table:formula="of:=[.B$3]*[.C3]/([.B$3]+[.C3])" office:value-type="float" office:value="2.33333333333333" calcext:value-type="float">
            <text:p>2.3333333333</text:p>
          </table:table-cell>
          <table:table-cell office:value-type="float" office:value="2.495" calcext:value-type="float">
            <text:p>2.495</text:p>
          </table:table-cell>
          <table:table-cell table:formula="of:=[.E$3]*([.A$3]+[.D3])/[.D3]" office:value-type="float" office:value="60.2364285714286" calcext:value-type="float">
            <text:p>60.23642857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3]+0.1" office:value-type="float" office:value="10.6" calcext:value-type="float">
            <text:p>10.6</text:p>
          </table:table-cell>
          <table:table-cell table:formula="of:=[.B$3]*[.C4]/([.B$3]+[.C4])" office:value-type="float" office:value="2.33823529411765" calcext:value-type="float">
            <text:p>2.3382352941</text:p>
          </table:table-cell>
          <table:table-cell/>
          <table:table-cell table:formula="of:=[.E$3]*([.A$3]+[.D4])/[.D4]" office:value-type="float" office:value="60.1153773584906" calcext:value-type="float">
            <text:p>60.11537735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4]+0.1" office:value-type="float" office:value="10.7" calcext:value-type="float">
            <text:p>10.7</text:p>
          </table:table-cell>
          <table:table-cell table:formula="of:=[.B$3]*[.C5]/([.B$3]+[.C5])" office:value-type="float" office:value="2.34306569343066" calcext:value-type="float">
            <text:p>2.3430656934</text:p>
          </table:table-cell>
          <table:table-cell/>
          <table:table-cell table:formula="of:=[.E$3]*([.A$3]+[.D5])/[.D5]" office:value-type="float" office:value="59.9965887850467" calcext:value-type="float">
            <text:p>59.9965887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5]+0.1" office:value-type="float" office:value="10.8" calcext:value-type="float">
            <text:p>10.8</text:p>
          </table:table-cell>
          <table:table-cell table:formula="of:=[.B$3]*[.C6]/([.B$3]+[.C6])" office:value-type="float" office:value="2.34782608695652" calcext:value-type="float">
            <text:p>2.347826087</text:p>
          </table:table-cell>
          <table:table-cell/>
          <table:table-cell table:formula="of:=[.E$3]*([.A$3]+[.D6])/[.D6]" office:value-type="float" office:value="59.88" calcext:value-type="float">
            <text:p>59.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+0.1" office:value-type="float" office:value="10.9" calcext:value-type="float">
            <text:p>10.9</text:p>
          </table:table-cell>
          <table:table-cell table:formula="of:=[.B$3]*[.C7]/([.B$3]+[.C7])" office:value-type="float" office:value="2.35251798561151" calcext:value-type="float">
            <text:p>2.3525179856</text:p>
          </table:table-cell>
          <table:table-cell/>
          <table:table-cell table:formula="of:=[.E$3]*([.A$3]+[.D7])/[.D7]" office:value-type="float" office:value="59.7655504587156" calcext:value-type="float">
            <text:p>59.76555045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7]+0.1" office:value-type="float" office:value="11" calcext:value-type="float">
            <text:p>11</text:p>
          </table:table-cell>
          <table:table-cell table:formula="of:=[.B$3]*[.C8]/([.B$3]+[.C8])" office:value-type="float" office:value="2.35714285714286" calcext:value-type="float">
            <text:p>2.3571428571</text:p>
          </table:table-cell>
          <table:table-cell/>
          <table:table-cell table:formula="of:=[.E$3]*([.A$3]+[.D8])/[.D8]" office:value-type="float" office:value="59.6531818181818" calcext:value-type="float">
            <text:p>59.65318181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8]+0.1" office:value-type="float" office:value="11.1" calcext:value-type="float">
            <text:p>11.1</text:p>
          </table:table-cell>
          <table:table-cell table:formula="of:=[.B$3]*[.C9]/([.B$3]+[.C9])" office:value-type="float" office:value="2.36170212765957" calcext:value-type="float">
            <text:p>2.3617021277</text:p>
          </table:table-cell>
          <table:table-cell/>
          <table:table-cell table:formula="of:=[.E$3]*([.A$3]+[.D9])/[.D9]" office:value-type="float" office:value="59.5428378378379" calcext:value-type="float">
            <text:p>59.54283783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9]+0.1" office:value-type="float" office:value="11.2" calcext:value-type="float">
            <text:p>11.2</text:p>
          </table:table-cell>
          <table:table-cell table:formula="of:=[.B$3]*[.C10]/([.B$3]+[.C10])" office:value-type="float" office:value="2.36619718309859" calcext:value-type="float">
            <text:p>2.3661971831</text:p>
          </table:table-cell>
          <table:table-cell/>
          <table:table-cell table:formula="of:=[.E$3]*([.A$3]+[.D10])/[.D10]" office:value-type="float" office:value="59.4344642857143" calcext:value-type="float">
            <text:p>59.43446428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0]+0.1" office:value-type="float" office:value="11.3" calcext:value-type="float">
            <text:p>11.3</text:p>
          </table:table-cell>
          <table:table-cell table:formula="of:=[.B$3]*[.C11]/([.B$3]+[.C11])" office:value-type="float" office:value="2.37062937062937" calcext:value-type="float">
            <text:p>2.3706293706</text:p>
          </table:table-cell>
          <table:table-cell/>
          <table:table-cell table:formula="of:=[.E$3]*([.A$3]+[.D11])/[.D11]" office:value-type="float" office:value="59.3280088495575" calcext:value-type="float">
            <text:p>59.32800884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1]+0.1" office:value-type="float" office:value="11.4" calcext:value-type="float">
            <text:p>11.4</text:p>
          </table:table-cell>
          <table:table-cell table:formula="of:=[.B$3]*[.C12]/([.B$3]+[.C12])" office:value-type="float" office:value="2.375" calcext:value-type="float">
            <text:p>2.375</text:p>
          </table:table-cell>
          <table:table-cell/>
          <table:table-cell table:formula="of:=[.E$3]*([.A$3]+[.D12])/[.D12]" office:value-type="float" office:value="59.2234210526316" calcext:value-type="float">
            <text:p>59.22342105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2]+0.1" office:value-type="float" office:value="11.5" calcext:value-type="float">
            <text:p>11.5</text:p>
          </table:table-cell>
          <table:table-cell table:formula="of:=[.B$3]*[.C13]/([.B$3]+[.C13])" office:value-type="float" office:value="2.37931034482759" calcext:value-type="float">
            <text:p>2.3793103448</text:p>
          </table:table-cell>
          <table:table-cell/>
          <table:table-cell table:formula="of:=[.E$3]*([.A$3]+[.D13])/[.D13]" office:value-type="float" office:value="59.1206521739131" calcext:value-type="float">
            <text:p>59.1206521739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8:05:41.64846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20:12.738748338</meta:creation-date>
    <meta:generator>LibreOffice/5.1.6.2$Linux_X86_64 LibreOffice_project/10m0$Build-2</meta:generator>
    <dc:date>2017-03-17T08:22:26.647228227</dc:date>
    <meta:editing-duration>PT39M58S</meta:editing-duration>
    <meta:editing-cycles>16</meta:editing-cycles>
    <meta:document-statistic meta:table-count="1" meta:cell-count="44" meta:object-count="0"/>
  </office:meta>
</office:document-meta>
</file>